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96ff3" officeooo:paragraph-rsid="00196ff3" style:font-size-asian="14pt" style:font-size-complex="16pt"/>
    </style:style>
    <style:style style:name="P2" style:family="paragraph" style:parent-style-name="Standard">
      <style:text-properties fo:font-size="12pt" officeooo:rsid="001bbb40" officeooo:paragraph-rsid="001bbb40" style:font-size-asian="10.5pt" style:font-size-complex="12pt"/>
    </style:style>
    <style:style style:name="P3" style:family="paragraph" style:parent-style-name="Standard">
      <style:text-properties fo:font-size="12pt" officeooo:rsid="00206e16" officeooo:paragraph-rsid="00206e16" style:font-size-asian="10.5pt" style:font-size-complex="12pt"/>
    </style:style>
    <style:style style:name="P4" style:family="paragraph" style:parent-style-name="Standard">
      <style:text-properties fo:font-size="12pt" officeooo:rsid="002cf981" officeooo:paragraph-rsid="002ddd46" style:font-size-asian="10.5pt" style:font-size-complex="12pt"/>
    </style:style>
    <style:style style:name="P5" style:family="paragraph" style:parent-style-name="Standard">
      <style:text-properties fo:font-size="12pt" officeooo:rsid="00325c3c" officeooo:paragraph-rsid="00325c3c" style:font-size-asian="10.5pt" style:font-size-complex="12pt"/>
    </style:style>
    <style:style style:name="P6" style:family="paragraph" style:parent-style-name="Standard">
      <style:text-properties fo:font-size="12pt" officeooo:rsid="00347982" officeooo:paragraph-rsid="00347982" style:font-size-asian="10.5pt" style:font-size-complex="12pt"/>
    </style:style>
    <style:style style:name="P7" style:family="paragraph" style:parent-style-name="Standard">
      <style:text-properties fo:font-size="12pt" officeooo:rsid="00365e38" officeooo:paragraph-rsid="00365e38" style:font-size-asian="10.5pt" style:font-size-complex="12pt"/>
    </style:style>
    <style:style style:name="P8" style:family="paragraph" style:parent-style-name="Standard">
      <style:text-properties fo:font-size="12pt" officeooo:rsid="0036fbff" officeooo:paragraph-rsid="0036fbff" style:font-size-asian="10.5pt" style:font-size-complex="12pt"/>
    </style:style>
    <style:style style:name="P9" style:family="paragraph" style:parent-style-name="Standard">
      <style:text-properties fo:font-size="12pt" officeooo:rsid="00379cdf" officeooo:paragraph-rsid="00379cdf" style:font-size-asian="10.5pt" style:font-size-complex="12pt"/>
    </style:style>
    <style:style style:name="P10" style:family="paragraph" style:parent-style-name="Standard">
      <style:text-properties fo:font-size="12pt" officeooo:rsid="003b0737" officeooo:paragraph-rsid="003b0737" style:font-size-asian="10.5pt" style:font-size-complex="12pt"/>
    </style:style>
    <style:style style:name="P11" style:family="paragraph" style:parent-style-name="Standard">
      <style:text-properties fo:font-size="14pt" officeooo:rsid="001ae22c" officeooo:paragraph-rsid="00196ff3" style:font-size-asian="12.25pt" style:font-size-complex="14pt"/>
    </style:style>
    <style:style style:name="P12" style:family="paragraph" style:parent-style-name="Standard">
      <style:text-properties fo:font-size="12pt" officeooo:rsid="003c839b" officeooo:paragraph-rsid="003c839b" style:font-size-asian="10.5pt" style:font-size-complex="12pt"/>
    </style:style>
    <style:style style:name="P13" style:family="paragraph" style:parent-style-name="Standard">
      <style:text-properties fo:font-size="12pt" officeooo:rsid="002bdb0b" officeooo:paragraph-rsid="003ff2f0" style:font-size-asian="10.5pt" style:font-size-complex="12pt"/>
    </style:style>
    <style:style style:name="P14" style:family="paragraph" style:parent-style-name="Standard">
      <style:text-properties fo:font-size="12pt" officeooo:rsid="003ff2f0" officeooo:paragraph-rsid="003ff2f0" style:font-size-asian="10.5pt" style:font-size-complex="12pt"/>
    </style:style>
    <style:style style:name="P15" style:family="paragraph" style:parent-style-name="Standard">
      <style:text-properties fo:font-size="12pt" officeooo:rsid="004597a4" officeooo:paragraph-rsid="004597a4" style:font-size-asian="10.5pt" style:font-size-complex="12pt"/>
    </style:style>
    <style:style style:name="T1" style:family="text">
      <style:text-properties fo:font-size="14pt" officeooo:rsid="001ae22c" style:font-size-asian="12.25pt" style:font-size-complex="14pt"/>
    </style:style>
    <style:style style:name="T2" style:family="text">
      <style:text-properties officeooo:rsid="001d62ac"/>
    </style:style>
    <style:style style:name="T3" style:family="text">
      <style:text-properties officeooo:rsid="0020f41a"/>
    </style:style>
    <style:style style:name="T4" style:family="text">
      <style:text-properties officeooo:rsid="002a1a9b"/>
    </style:style>
    <style:style style:name="T5" style:family="text">
      <style:text-properties officeooo:rsid="002bf3c6"/>
    </style:style>
    <style:style style:name="T6" style:family="text">
      <style:text-properties officeooo:rsid="002ddd46"/>
    </style:style>
    <style:style style:name="T7" style:family="text">
      <style:text-properties officeooo:rsid="002f608d"/>
    </style:style>
    <style:style style:name="T8" style:family="text">
      <style:text-properties officeooo:rsid="00309ad9"/>
    </style:style>
    <style:style style:name="T9" style:family="text">
      <style:text-properties officeooo:rsid="0032991f"/>
    </style:style>
    <style:style style:name="T10" style:family="text">
      <style:text-properties officeooo:rsid="0036fbff"/>
    </style:style>
    <style:style style:name="T11" style:family="text">
      <style:text-properties officeooo:rsid="003828cc"/>
    </style:style>
    <style:style style:name="T12" style:family="text">
      <style:text-properties officeooo:rsid="0039f4ad"/>
    </style:style>
    <style:style style:name="T13" style:family="text">
      <style:text-properties officeooo:rsid="003b3fce"/>
    </style:style>
    <style:style style:name="T14" style:family="text">
      <style:text-properties officeooo:rsid="003e3ca2"/>
    </style:style>
    <style:style style:name="T15" style:family="text">
      <style:text-properties officeooo:rsid="0041d9b6"/>
    </style:style>
    <style:style style:name="T16" style:family="text">
      <style:text-properties officeooo:rsid="004715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PSC335 Assignment <text:span text:style-name="T4">4</text:span><text:tab/><text:tab/><text:tab/><text:tab/><text:tab/><text:tab/><text:tab/><text:span text:style-name="T1">Ethan Hamman</text:span></text:p>
      <text:p text:style-name="P11"/>
      <text:p text:style-name="P2">1. <text:s/><text:span text:style-name="T2">My method for the priority queue was to make a linked list that first collected all characters and kept their probability, then I sorted them by probability. Once I had that, it was simple to make the tree, take the first two, add them to the tree, and store their new root in the correct spot in the queue.</text:span></text:p>
      <text:p text:style-name="P2"/>
      <text:p text:style-name="P3">2. <text:span text:style-name="T3">Using two files, wordsALL.txt (39 unique characters) had a height of 16 (some symbols had 16bit encodings). test_asmt4.txt (30 unique characters) had a height of 11 (some symbols had 11bit encodings.) The average would be a height of 13.5 nodes, but the trees heights really depend on how many characters are in it.</text:span></text:p>
      <text:p text:style-name="P3"/>
      <text:p text:style-name="P13">3.</text:p>
      <text:p text:style-name="P14">NOTE: I acquired this data from writing the program as it was inte<text:span text:style-name="T15">nded, and pushing the data into the output file in bytes, however, I wasn't 100% sure if the bytes were all in their correct positions (due to the little endian requirement) so I rewrote it to print out the encodings in plain text. This data still stands, however.</text:span></text:p>
      <text:p text:style-name="P14"/>
      <text:p text:style-name="P13"><text:span text:style-name="T5">I will do a couple runs, the file test_asmt4.txt is 11.9kB</text:span></text:p>
      <text:p text:style-name="P4">--Run 1--<text:line-break/>Time: 85milliseconds</text:p>
      <text:p text:style-name="P4"><text:span text:style-name="T6">Size: </text:span><text:s/><text:span text:style-name="T7">6.1kB</text:span></text:p>
      <text:p text:style-name="P4">--<text:span text:style-name="T8">Run 2--</text:span></text:p>
      <text:p text:style-name="P5">Time: <text:span text:style-name="T9">80milliseconds</text:span></text:p>
      <text:p text:style-name="P6">Size: 6.1kB<text:tab/><text:tab/><text:tab/>--The size should be the same for every run</text:p>
      <text:p text:style-name="P7">I will now try wordsALL.txt, original size is 206.7kB</text:p>
      <text:p text:style-name="P7">--<text:span text:style-name="T10">Run 1--</text:span></text:p>
      <text:p text:style-name="P8">Time: 36 seconds </text:p>
      <text:p text:style-name="P9">Size: <text:span text:style-name="T11">111kB</text:span></text:p>
      <text:p text:style-name="P9">--<text:span text:style-name="T12">Run 2--</text:span></text:p>
      <text:p text:style-name="P10">Time: 36 seconds again</text:p>
      <text:p text:style-name="P10">Size: <text:span text:style-name="T13">111kB</text:span></text:p>
      <text:p text:style-name="P10"/>
      <text:p text:style-name="P12">My program is consistent, it seems to be able to shrink files to about half their original siz<text:span text:style-name="T14">e. </text:span></text:p>
      <text:p text:style-name="P12"/>
      <text:p text:style-name="P15">NOTE: Now that the program no longer pushes bytes, it is much simpler and therefore takes less time to run. It runs test_asmt4.txt instantly, and wordsALL.txt in about 50milliseconds. <text:span text:style-name="T16">Big improvement over befo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4:10:17.589624681</meta:creation-date>
    <dc:date>2016-04-05T18:00:37.711190687</dc:date>
    <meta:editing-duration>PT20M45S</meta:editing-duration>
    <meta:editing-cycles>47</meta:editing-cycles>
    <meta:generator>LibreOffice/5.0.5.2$Linux_X86_64 LibreOffice_project/00m0$Build-2</meta:generator>
    <meta:document-statistic meta:table-count="0" meta:image-count="0" meta:object-count="0" meta:page-count="1" meta:paragraph-count="20" meta:word-count="292" meta:character-count="1627" meta:non-whitespace-character-count="1348"/>
  </office:meta>
</office:document-meta>
</file>